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3.175cm" svg:x="2.27cm" svg:y="2.27cm">
          <text:p text:style-name="P1">Media Collection</text:p>
          <text:p text:style-name="P1">------</text:p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3.175cm" svg:x="8.62cm" svg:y="2.27cm">
          <text:p text:style-name="P1">Disk Info</text:p>
          <text:p text:style-name="P1">-----</text:p>
          <text:p text:style-name="P1">media ID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81cm" svg:height="3.175cm" svg:x="14.97cm" svg:y="2.27cm">
          <text:p text:style-name="P1">Dir Info</text:p>
          <text:p text:style-name="P1">-----</text:p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4.445cm" svg:height="5.715cm" svg:x="11.795cm" svg:y="7.35cm">
          <text:p text:style-name="P1">File Info</text:p>
          <text:p text:style-name="P1">----</text:p>
          <text:p text:style-name="P1">name</text:p>
          <text:p text:style-name="P1">size</text:p>
          <text:p text:style-name="P1">date</text:p>
          <text:p text:style-name="P1">hash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5.715cm" svg:x="2.27cm" svg:y="6.715cm">
          <text:p text:style-name="P1">File Attrs</text:p>
          <text:p text:style-name="P1">-----</text:p>
          <text:p text:style-name="P1">name</text:p>
          <text:p text:style-name="P1">type</text:p>
          <text:p text:style-name="P1">valu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81cm" svg:x="14.97cm" svg:y="14.97cm">
          <text:p text:style-name="P1">Group Info</text:p>
          <text:p text:style-name="P1">-----</text:p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6.35cm" svg:height="3.81cm" svg:x="3.54cm" svg:y="14.97cm">
          <text:p text:style-name="P1">Episode Info</text:p>
          <text:p text:style-name="P1">-------</text:p>
          <text:p text:style-name="P1">index</text:p>
          <text:p text:style-name="P1">name (multi-lang)</text:p>
          <text:p text:style-name="P1">length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6.35cm" svg:height="3.175cm" svg:x="3.54cm" svg:y="21.32cm">
          <text:p text:style-name="P1">Show Info</text:p>
          <text:p text:style-name="P1">------</text:p>
          <text:p text:style-name="P1">name (multi-lang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6.875cm" svg:y1="5.445cm" svg:x2="14.017cm" svg:y2="7.35cm" draw:start-shape="id1" draw:start-glue-point="2" draw:end-shape="id2" draw:end-glue-point="0" svg:d="m16875 5445-2858 1905">
          <text:p/>
        </draw:connector>
        <draw:connector draw:style-name="gr3" draw:text-style-name="P2" draw:layer="layout" draw:type="line" svg:x1="8.719cm" svg:y1="14.913cm" svg:x2="14.017cm" svg:y2="13.065cm" draw:end-shape="id2" svg:d="m8719 14913 5298-1848">
          <text:p/>
        </draw:connector>
        <draw:connector draw:style-name="gr3" draw:text-style-name="P2" draw:layer="layout" draw:type="lines" svg:x1="17.071cm" svg:y1="14.97cm" svg:x2="14.522cm" svg:y2="13.079cm" svg:d="m17071 14970v0l-2549-1891v0">
          <text:p/>
        </draw:connector>
        <draw:connector draw:style-name="gr3" draw:text-style-name="P2" draw:layer="layout" draw:type="line" svg:x1="6.715cm" svg:y1="21.32cm" svg:x2="6.715cm" svg:y2="18.78cm" draw:start-shape="id3" draw:end-shape="id4" draw:end-glue-point="2" svg:d="m6715 21320v-2540">
          <text:p/>
        </draw:connector>
        <draw:line draw:style-name="gr4" draw:text-style-name="P2" draw:layer="layout" svg:x1="6.715cm" svg:y1="9.89cm" svg:x2="11.795cm" svg:y2="9.89cm">
          <text:p/>
        </draw:line>
        <draw:line draw:style-name="gr4" draw:text-style-name="P2" draw:layer="layout" svg:x1="8.62cm" svg:y1="3.54cm" svg:x2="6.715cm" svg:y2="3.54cm">
          <text:p/>
        </draw:line>
        <draw:line draw:style-name="gr4" draw:text-style-name="P2" draw:layer="layout" svg:x1="14.97cm" svg:y1="3.54cm" svg:x2="13.065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3-14T21:33:08</meta:creation-date>
    <dc:date>2009-03-14T21:53:22</dc:date>
    <meta:editing-cycles>1</meta:editing-cycles>
    <meta:editing-duration>PT4M4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